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list-style-name="L15"/>
    <style:style style:name="P21" style:family="paragraph" style:parent-style-name="Text_20_body" style:list-style-name="L15">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omprehensive Analysis of PCI-DSS Requirement 8: <text:span text:style-name="Strong_20_Emphasis">Identify and Authenticate Access to System Components</text:span></text:h>
      <text:p text:style-name="Text_20_body"><text:span text:style-name="Strong_20_Emphasis">Purpose</text:span>: PCI-DSS Requirement 8 focuses on ensuring that only authorized users have access to system components, particularly in environments handling <text:span text:style-name="Strong_20_Emphasis">Cardholder Data (CHD)</text:span>. It mandates robust identification and authentication procedures to track who is accessing sensitive systems and to ensure that each user can be held accountable for their actions.</text:p>
      <text:p text:style-name="Horizontal_20_Line"/>
      <text:h text:style-name="Heading_20_3" text:outline-level="3"><text:span text:style-name="Strong_20_Emphasis">Key Sub-Requirements of Requirement 8</text:span></text:h>
      <text:h text:style-name="Heading_20_4" text:outline-level="4"><text:span text:style-name="Strong_20_Emphasis">1. Implement Identification Management Procedures (8.1)</text:span></text:h>
      <text:list text:style-name="L1">
        <text:list-item>
          <text:p text:style-name="P1"><text:span text:style-name="Strong_20_Emphasis">Description</text:span>: Each user must have a unique identifier (ID) and user accounts must be managed properly. Inactive accounts should be disabled or removed, and third-party accounts must be managed with strict controls (time-limited and removed when no longer needed).</text:p>
          <text:p text:style-name="P1"><text:span text:style-name="Strong_20_Emphasis">Action Steps</text:span>:</text:p>
          <text:list>
            <text:list-item>
              <text:p text:style-name="P2">Assign a <text:span text:style-name="Strong_20_Emphasis">unique user ID</text:span> for each individual who needs access to system components handling CHD.</text:p>
            </text:list-item>
            <text:list-item>
              <text:p text:style-name="P2">Revoke user accounts after 90 days of inactivity.</text:p>
            </text:list-item>
            <text:list-item>
              <text:p text:style-name="P2">Implement lockouts for failed login attempts (e.g., lockout for 30 minutes after six failed attempts).</text:p>
            </text:list-item>
            <text:list-item>
              <text:p text:style-name="P1">Configure automatic logout after 15 minutes of inactivity.</text:p>
            </text:list-item>
          </text:list>
          <text:p text:style-name="P1"><text:span text:style-name="Strong_20_Emphasis">Example</text:span>:</text:p>
          <text:list text:continue-numbering="true">
            <text:list-item>
              <text:p text:style-name="P1">If a developer leaves the company, their access to the system must be revoked immediately to prevent unauthorized access.</text:p>
            </text:list-item>
          </text:list>
          <text:p text:style-name="P1"><text:span text:style-name="Strong_20_Emphasis">Tools to Use</text:span>:</text:p>
          <text:list text:continue-numbering="true">
            <text:list-item>
              <text:p text:style-name="P1"><text:span text:style-name="Strong_20_Emphasis">Active Directory (AD)</text:span> or <text:span text:style-name="Strong_20_Emphasis">Identity Access Management (IAM)</text:span> solutions can be used to manage user IDs and enforce access policies.</text:p>
            </text:list-item>
          </text:list>
        </text:list-item>
      </text:list>
      <text:p text:style-name="Horizontal_20_Line"/>
      <text:h text:style-name="Heading_20_4" text:outline-level="4"><text:span text:style-name="Strong_20_Emphasis">2. Strong Authentication for All Users (8.2)</text:span></text:h>
      <text:list text:style-name="L2">
        <text:list-item>
          <text:p text:style-name="P3"><text:span text:style-name="Strong_20_Emphasis">Description</text:span>: All users accessing system components or CHD must use strong authentication methods. Passwords must be encrypted during transmission and storage, and there must be strict requirements for password complexity and expiration (e.g., passwords must be changed every 90 days).</text:p>
          <text:p text:style-name="P3"><text:span text:style-name="Strong_20_Emphasis">Action Steps</text:span>:</text:p>
          <text:list>
            <text:list-item>
              <text:p text:style-name="P4">Ensure passwords are encrypted using strong algorithms during transmission (e.g., via SSL) and at rest.</text:p>
            </text:list-item>
            <text:list-item>
              <text:p text:style-name="P4">Implement strong password policies that require a mix of characters, numbers, and symbols.</text:p>
            </text:list-item>
            <text:list-item>
              <text:p text:style-name="P3"><text:soft-page-break/>Passwords must be changed every 90 days and cannot match the last four used passwords.</text:p>
            </text:list-item>
          </text:list>
          <text:p text:style-name="P3"><text:span text:style-name="Strong_20_Emphasis">Example</text:span>:</text:p>
          <text:list text:continue-numbering="true">
            <text:list-item>
              <text:p text:style-name="P3">For a Laravel API, require users to create a password that contains at least one uppercase letter, one lowercase letter, one number, and one symbol.</text:p>
            </text:list-item>
          </text:list>
          <text:p text:style-name="P3"><text:span text:style-name="Strong_20_Emphasis">Tools to Use</text:span>:</text:p>
          <text:list text:continue-numbering="true">
            <text:list-item>
              <text:p text:style-name="P4">Use <text:span text:style-name="Strong_20_Emphasis">bcrypt</text:span> or <text:span text:style-name="Strong_20_Emphasis">Argon2</text:span> to hash passwords in Laravel.</text:p>
            </text:list-item>
            <text:list-item>
              <text:p text:style-name="P3">Implement Laravel's <text:span text:style-name="Strong_20_Emphasis">password reset feature</text:span> to force users to change their password on first use.</text:p>
            </text:list-item>
          </text:list>
        </text:list-item>
      </text:list>
      <text:p text:style-name="Horizontal_20_Line"/>
      <text:h text:style-name="Heading_20_4" text:outline-level="4"><text:span text:style-name="Strong_20_Emphasis">3. Multi-Factor Authentication (MFA) for CDE Access (8.3)</text:span></text:h>
      <text:list text:style-name="L3">
        <text:list-item>
          <text:p text:style-name="P5"><text:span text:style-name="Strong_20_Emphasis">Description</text:span>: <text:span text:style-name="Strong_20_Emphasis">Multi-Factor Authentication (MFA)</text:span> must be implemented for all access to the <text:span text:style-name="Strong_20_Emphasis">Cardholder Data Environment (CDE)</text:span>. MFA combines two or more factors (e.g., something you know, something you have, something you are) to verify a user’s identity.</text:p>
          <text:p text:style-name="P5"><text:span text:style-name="Strong_20_Emphasis">Action Steps</text:span>:</text:p>
          <text:list>
            <text:list-item>
              <text:p text:style-name="P5">Ensure MFA is used for all non-console admin access and for all users performing remote network access.</text:p>
            </text:list-item>
          </text:list>
          <text:p text:style-name="P5"><text:span text:style-name="Strong_20_Emphasis">Example</text:span>:</text:p>
          <text:list text:continue-numbering="true">
            <text:list-item>
              <text:p text:style-name="P5">Use Laravel Sanctum or Passport to implement <text:span text:style-name="Strong_20_Emphasis">MFA</text:span> on Laravel APIs where admins need access to sensitive customer information.</text:p>
            </text:list-item>
          </text:list>
          <text:p text:style-name="P5"><text:span text:style-name="Strong_20_Emphasis">Tools to Use</text:span>:</text:p>
          <text:list text:continue-numbering="true">
            <text:list-item>
              <text:p text:style-name="P5">Use <text:span text:style-name="Strong_20_Emphasis">Google Authenticator</text:span> or <text:span text:style-name="Strong_20_Emphasis">Authy</text:span> for MFA in combination with Laravel Passport or Sanctum.</text:p>
            </text:list-item>
          </text:list>
        </text:list-item>
      </text:list>
      <text:p text:style-name="Horizontal_20_Line"/>
      <text:h text:style-name="Heading_20_4" text:outline-level="4"><text:span text:style-name="Strong_20_Emphasis">4. Document and Enforce Authentication Policies and Procedures (8.4)</text:span></text:h>
      <text:list text:style-name="L4">
        <text:list-item>
          <text:p text:style-name="P6"><text:span text:style-name="Strong_20_Emphasis">Description</text:span>: Authentication policies and procedures (e.g., password reset procedures, MFA policies) must be documented, communicated, and enforced.</text:p>
          <text:p text:style-name="P6"><text:span text:style-name="Strong_20_Emphasis">Action Steps</text:span>:</text:p>
          <text:list>
            <text:list-item>
              <text:p text:style-name="P7">Create a comprehensive authentication policy that outlines password complexity, MFA requirements, and session expiration policies.</text:p>
            </text:list-item>
            <text:list-item>
              <text:p text:style-name="P6">Regularly audit authentication logs and enforce compliance with policies.</text:p>
            </text:list-item>
          </text:list>
          <text:p text:style-name="P6"><text:span text:style-name="Strong_20_Emphasis">Example</text:span>:</text:p>
          <text:list text:continue-numbering="true">
            <text:list-item>
              <text:p text:style-name="P6">Document a <text:span text:style-name="Strong_20_Emphasis">password reset policy</text:span> that includes verifying user identity before resetting their credentials.</text:p>
            </text:list-item>
          </text:list>
          <text:p text:style-name="P6"><text:span text:style-name="Strong_20_Emphasis">Tools to Use</text:span>:</text:p>
          <text:list text:continue-numbering="true">
            <text:list-item>
              <text:p text:style-name="P6"><text:soft-page-break/>Document management systems, such as <text:span text:style-name="Strong_20_Emphasis">Confluence</text:span>, can be used to store and maintain policy documentation.</text:p>
            </text:list-item>
          </text:list>
        </text:list-item>
      </text:list>
      <text:p text:style-name="Horizontal_20_Line"/>
      <text:h text:style-name="Heading_20_4" text:outline-level="4"><text:span text:style-name="Strong_20_Emphasis">5. No Group, Shared, or Generic IDs (8.5)</text:span></text:h>
      <text:list text:style-name="L5">
        <text:list-item>
          <text:p text:style-name="P8"><text:span text:style-name="Strong_20_Emphasis">Description</text:span>: Group, shared, or generic user IDs must not be used to access system components. Each user must have their own ID, which cannot be shared with others.</text:p>
          <text:p text:style-name="P8"><text:span text:style-name="Strong_20_Emphasis">Action Steps</text:span>:</text:p>
          <text:list>
            <text:list-item>
              <text:p text:style-name="P8">Remove or disable shared IDs, particularly for administrators. Only system or service accounts should exist, and they must not be used for regular activities.</text:p>
            </text:list-item>
          </text:list>
          <text:p text:style-name="P8"><text:span text:style-name="Strong_20_Emphasis">Example</text:span>:</text:p>
          <text:list text:continue-numbering="true">
            <text:list-item>
              <text:p text:style-name="P8">Ensure that <text:span text:style-name="Strong_20_Emphasis">administrator access</text:span> to the API management console is granted on an individual basis and not shared between team members.</text:p>
            </text:list-item>
          </text:list>
          <text:p text:style-name="P8"><text:span text:style-name="Strong_20_Emphasis">Tools to Use</text:span>:</text:p>
          <text:list text:continue-numbering="true">
            <text:list-item>
              <text:p text:style-name="P8"><text:span text:style-name="Strong_20_Emphasis">Access Control Lists (ACLs)</text:span> and role-based access control (RBAC) systems can help manage individual IDs.</text:p>
            </text:list-item>
          </text:list>
        </text:list-item>
      </text:list>
      <text:p text:style-name="Horizontal_20_Line"/>
      <text:h text:style-name="Heading_20_4" text:outline-level="4"><text:span text:style-name="Strong_20_Emphasis">6. Implement Individual Physical Security Measures (8.6)</text:span></text:h>
      <text:list text:style-name="L6">
        <text:list-item>
          <text:p text:style-name="P9"><text:span text:style-name="Strong_20_Emphasis">Description</text:span>: Physical security mechanisms, such as <text:span text:style-name="Strong_20_Emphasis">smart cards</text:span> or <text:span text:style-name="Strong_20_Emphasis">fobs</text:span>, must be implemented to ensure that each access device is unique to a user and cannot be shared.</text:p>
          <text:p text:style-name="P9"><text:span text:style-name="Strong_20_Emphasis">Action Steps</text:span>:</text:p>
          <text:list>
            <text:list-item>
              <text:p text:style-name="P9">Distribute individual security tokens or smart cards to each employee and ensure they are not shared.</text:p>
            </text:list-item>
          </text:list>
          <text:p text:style-name="P9"><text:span text:style-name="Strong_20_Emphasis">Example</text:span>:</text:p>
          <text:list text:continue-numbering="true">
            <text:list-item>
              <text:p text:style-name="P9">Use <text:span text:style-name="Strong_20_Emphasis">smart cards</text:span> for physical access to secure rooms where servers storing CHD are located.</text:p>
            </text:list-item>
          </text:list>
        </text:list-item>
      </text:list>
      <text:p text:style-name="Horizontal_20_Line"/>
      <text:h text:style-name="Heading_20_4" text:outline-level="4"><text:span text:style-name="Strong_20_Emphasis">7. Restrict Access to the CDE Database (8.7)</text:span></text:h>
      <text:list text:style-name="L7">
        <text:list-item>
          <text:p text:style-name="P10"><text:span text:style-name="Strong_20_Emphasis">Description</text:span>: Direct access to the <text:span text:style-name="Strong_20_Emphasis">Cardholder Data Environment (CDE) database</text:span> must be restricted to DBAs only. Applications and systems accessing the database must use specific IDs, unique to the app or system.</text:p>
          <text:p text:style-name="P10"><text:span text:style-name="Strong_20_Emphasis">Action Steps</text:span>:</text:p>
          <text:list>
            <text:list-item>
              <text:p text:style-name="P10">Ensure that only database administrators (DBAs) can access the database directly. All other access should occur through application interfaces.</text:p>
            </text:list-item>
          </text:list>
          <text:p text:style-name="P10"><text:span text:style-name="Strong_20_Emphasis">Example</text:span>:</text:p>
          <text:list text:continue-numbering="true">
            <text:list-item>
              <text:p text:style-name="P10"><text:soft-page-break/>For a Laravel API, ensure that database queries are made through the API and not directly by users.</text:p>
            </text:list-item>
          </text:list>
          <text:p text:style-name="P10"><text:span text:style-name="Strong_20_Emphasis">Tools to Use</text:span>:</text:p>
          <text:list text:continue-numbering="true">
            <text:list-item>
              <text:p text:style-name="P10">Use <text:span text:style-name="Strong_20_Emphasis">application-specific database user accounts</text:span> and restrict direct database access using <text:span text:style-name="Strong_20_Emphasis">firewalls</text:span> and <text:span text:style-name="Strong_20_Emphasis">role-based access controls</text:span>.</text:p>
            </text:list-item>
          </text:list>
        </text:list-item>
      </text:list>
      <text:p text:style-name="Horizontal_20_Line"/>
      <text:h text:style-name="Heading_20_4" text:outline-level="4"><text:span text:style-name="Strong_20_Emphasis">8. Document and Enforce Access Control Policies and Procedures (8.8)</text:span></text:h>
      <text:list text:style-name="L8">
        <text:list-item>
          <text:p text:style-name="P11"><text:span text:style-name="Strong_20_Emphasis">Description</text:span>: Like other security measures, access control policies and procedures must be documented, communicated, and enforced.</text:p>
          <text:p text:style-name="P11"><text:span text:style-name="Strong_20_Emphasis">Action Steps</text:span>:</text:p>
          <text:list>
            <text:list-item>
              <text:p text:style-name="P12">Develop documentation outlining access control measures (e.g., how users are granted access, MFA policies, password policies).</text:p>
            </text:list-item>
            <text:list-item>
              <text:p text:style-name="P11">Ensure that the policies are regularly reviewed and updated to comply with PCI-DSS.</text:p>
            </text:list-item>
          </text:list>
          <text:p text:style-name="P11"><text:span text:style-name="Strong_20_Emphasis">Example</text:span>:</text:p>
          <text:list text:continue-numbering="true">
            <text:list-item>
              <text:p text:style-name="P11">Create an <text:span text:style-name="Strong_20_Emphasis">access control policy</text:span> that specifies who can access the Laravel API management interface and which systems are required for access.</text:p>
            </text:list-item>
          </text:list>
        </text:list-item>
      </text:list>
      <text:p text:style-name="Horizontal_20_Line"/>
      <text:h text:style-name="Heading_20_3" text:outline-level="3"><text:span text:style-name="Strong_20_Emphasis">Best Practices for Identifying and Authenticating Access</text:span></text:h>
      <text:h text:style-name="Heading_20_4" text:outline-level="4"><text:span text:style-name="Strong_20_Emphasis">A. Enforce Unique IDs</text:span></text:h>
      <text:list text:style-name="L9">
        <text:list-item>
          <text:p text:style-name="P13">Ensure that every employee, contractor, and third-party user has a unique ID that is never shared or reused.</text:p>
        </text:list-item>
      </text:list>
      <text:h text:style-name="Heading_20_4" text:outline-level="4"><text:span text:style-name="Strong_20_Emphasis">B. Implement Multi-Factor Authentication (MFA)</text:span></text:h>
      <text:list text:style-name="L10">
        <text:list-item>
          <text:p text:style-name="P14">Always enforce MFA, especially for admin users and remote network access to sensitive systems.</text:p>
        </text:list-item>
      </text:list>
      <text:h text:style-name="Heading_20_4" text:outline-level="4"><text:span text:style-name="Strong_20_Emphasis">C. Audit and Monitor Access Logs</text:span></text:h>
      <text:list text:style-name="L11">
        <text:list-item>
          <text:p text:style-name="P15">Regularly audit access logs to detect unauthorized access attempts or suspicious activity.</text:p>
        </text:list-item>
      </text:list>
      <text:h text:style-name="Heading_20_4" text:outline-level="4"><text:span text:style-name="Strong_20_Emphasis">D. Enforce Strong Password Policies</text:span></text:h>
      <text:list text:style-name="L12">
        <text:list-item>
          <text:p text:style-name="P16">Use password policies that include encryption, complexity requirements, and regular changes.</text:p>
        </text:list-item>
      </text:list>
      <text:h text:style-name="Heading_20_4" text:outline-level="4"><text:span text:style-name="Strong_20_Emphasis">E. Restrict Database Access</text:span></text:h>
      <text:list text:style-name="L13">
        <text:list-item>
          <text:p text:style-name="P17">Limit direct access to databases that store CHD, allowing only DBAs to access them directly.</text:p>
        </text:list-item>
      </text:list>
      <text:p text:style-name="Horizontal_20_Line"/>
      <text:h text:style-name="Heading_20_3" text:outline-level="3"><text:soft-page-break/><text:span text:style-name="Strong_20_Emphasis">Required Documentation for PCI-DSS Compliance</text:span></text:h>
      <text:list text:style-name="L14">
        <text:list-item>
          <text:p text:style-name="P18"><text:span text:style-name="Strong_20_Emphasis">Access Control Policy</text:span>:</text:p>
          <text:list>
            <text:list-item>
              <text:p text:style-name="P19"><text:span text:style-name="Strong_20_Emphasis">Purpose</text:span>: Outlines the procedures for granting, reviewing, and revoking user access to sensitive systems.</text:p>
            </text:list-item>
            <text:list-item>
              <text:p text:style-name="P19"><text:span text:style-name="Strong_20_Emphasis">Content</text:span>:</text:p>
              <text:list>
                <text:list-item>
                  <text:p text:style-name="P19">User access roles and responsibilities.</text:p>
                </text:list-item>
                <text:list-item>
                  <text:p text:style-name="P19">Procedures for enabling/disabling user accounts.</text:p>
                </text:list-item>
                <text:list-item>
                  <text:p text:style-name="P19">MFA and password requirements.</text:p>
                </text:list-item>
              </text:list>
            </text:list-item>
          </text:list>
        </text:list-item>
        <text:list-item>
          <text:p text:style-name="P18"><text:span text:style-name="Strong_20_Emphasis">Authentication Policy</text:span>:</text:p>
          <text:list>
            <text:list-item>
              <text:p text:style-name="P19"><text:span text:style-name="Strong_20_Emphasis">Purpose</text:span>: Describes authentication mechanisms, including MFA, password policies, and session management.</text:p>
            </text:list-item>
            <text:list-item>
              <text:p text:style-name="P19"><text:span text:style-name="Strong_20_Emphasis">Content</text:span>:</text:p>
              <text:list>
                <text:list-item>
                  <text:p text:style-name="P19">Password complexity requirements.</text:p>
                </text:list-item>
                <text:list-item>
                  <text:p text:style-name="P19">MFA requirements for sensitive data access.</text:p>
                </text:list-item>
                <text:list-item>
                  <text:p text:style-name="P19">Session expiration policies.</text:p>
                </text:list-item>
              </text:list>
            </text:list-item>
          </text:list>
        </text:list-item>
        <text:list-item>
          <text:p text:style-name="P18"><text:span text:style-name="Strong_20_Emphasis">User Access Logs</text:span>:</text:p>
          <text:list>
            <text:list-item>
              <text:p text:style-name="P19"><text:span text:style-name="Strong_20_Emphasis">Purpose</text:span>: Logs of all access to the CDE and sensitive systems, to ensure accountability.</text:p>
            </text:list-item>
            <text:list-item>
              <text:p text:style-name="P19"><text:span text:style-name="Strong_20_Emphasis">Content</text:span>:</text:p>
              <text:list>
                <text:list-item>
                  <text:p text:style-name="P19">Logs of login attempts, failed login attempts, and successful authentications.</text:p>
                </text:list-item>
                <text:list-item>
                  <text:p text:style-name="P18">Records of changes made to access permissions.</text:p>
                </text:list-item>
              </text:list>
            </text:list-item>
          </text:list>
        </text:list-item>
      </text:list>
      <text:p text:style-name="Horizontal_20_Line"/>
      <text:h text:style-name="Heading_20_3" text:outline-level="3"><text:span text:style-name="Strong_20_Emphasis">Key Tools for Implementation</text:span></text:h>
      <text:list text:style-name="L15">
        <text:list-item>
          <text:p text:style-name="P20"><text:span text:style-name="Strong_20_Emphasis">LDAP/Active Directory (AD)</text:span>:</text:p>
          <text:list>
            <text:list-item>
              <text:p text:style-name="P21">Manage user authentication and enforce unique IDs with <text:span text:style-name="Strong_20_Emphasis">LDAP</text:span> or <text:span text:style-name="Strong_20_Emphasis">Active Directory</text:span>.</text:p>
            </text:list-item>
          </text:list>
        </text:list-item>
        <text:list-item>
          <text:p text:style-name="P20"><text:span text:style-name="Strong_20_Emphasis">Audit and Logging Tools</text:span>:</text:p>
          <text:list>
            <text:list-item>
              <text:p text:style-name="P21">Use tools like <text:span text:style-name="Strong_20_Emphasis">Splunk</text:span> or <text:span text:style-name="Strong_20_Emphasis">Graylog</text:span> to monitor access logs and detect anomalies in user activity.</text:p>
            </text:list-item>
          </text:list>
        </text:list-item>
        <text:list-item>
          <text:p text:style-name="P20"><text:span text:style-name="Strong_20_Emphasis">MFA Tools</text:span>:</text:p>
          <text:list>
            <text:list-item>
              <text:p text:style-name="P21">Implement <text:span text:style-name="Strong_20_Emphasis">MFA</text:span> using tools like <text:span text:style-name="Strong_20_Emphasis">Google Authenticator</text:span>, <text:span text:style-name="Strong_20_Emphasis">Duo</text:span>, or <text:span text:style-name="Strong_20_Emphasis">Authy</text:span> for added security.</text:p>
            </text:list-item>
          </text:list>
        </text:list-item>
        <text:list-item>
          <text:p text:style-name="P20"><text:span text:style-name="Strong_20_Emphasis">Password Management</text:span>:</text:p>
          <text:list>
            <text:list-item>
              <text:p text:style-name="P20">Use password management tools like <text:span text:style-name="Strong_20_Emphasis">LastPass</text:span> or <text:span text:style-name="Strong_20_Emphasis">1Password</text:span> to manage strong, encrypted passwords.</text:p>
            </text:list-item>
          </text:list>
        </text:list-item>
      </text:list>
      <text:p text:style-name="Horizontal_20_Line"/>
      <text:h text:style-name="Heading_20_3" text:outline-level="3"><text:span text:style-name="Strong_20_Emphasis">Conclusion</text:span></text:h>
      <text:p text:style-name="Text_20_body">Requirement 8 focuses on <text:span text:style-name="Strong_20_Emphasis">identifying and authenticating access</text:span> to system components, ensuring that access to CHD is controlled and traceable. By following these best practices and using the right <text:soft-page-break/>tools, your organization can meet PCI-DSS requirements and protect sensitive customer data from unauthorized acces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21:13:57.602000000</meta:creation-date>
    <dc:date>2024-10-10T21:14:30.167000000</dc:date>
    <meta:editing-duration>PT32S</meta:editing-duration>
    <meta:editing-cycles>1</meta:editing-cycles>
    <meta:document-statistic meta:table-count="0" meta:image-count="0" meta:object-count="0" meta:page-count="6" meta:paragraph-count="111" meta:word-count="1289" meta:character-count="8291" meta:non-whitespace-character-count="7203"/>
    <meta:generator>LibreOffice/24.2.5.2$Windows_X86_64 LibreOffice_project/bffef4ea93e59bebbeaf7f431bb02b1a39ee8a59</meta:generator>
  </office:meta>
</office:document-meta>
</file>